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wiss"/>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automatic-styles>
    <style:style style:name="P1" style:parent-style-name="Title" style:master-page-name="MP0" style:family="paragraph">
      <style:paragraph-properties fo:break-before="page"/>
    </style:style>
    <style:style style:name="P2" style:parent-style-name="Heading1" style:family="paragraph">
      <style:text-properties fo:font-size="10pt" style:font-size-asian="10pt" style:text-underline-type="single" style:text-underline-style="solid" style:text-underline-width="auto" style:text-underline-mode="continuous"/>
    </style:style>
    <style:style style:name="P3" style:parent-style-name="Heading1" style:family="paragraph">
      <style:paragraph-properties fo:break-before="page"/>
      <style:text-properties fo:font-size="10pt" style:font-size-asian="10pt" style:text-underline-type="single" style:text-underline-style="solid" style:text-underline-width="auto" style:text-underline-mode="continuous"/>
    </style:style>
    <style:style style:name="P4" style:parent-style-name="Textbody" style:family="paragraph">
      <style:text-properties fo:font-size="8pt" style:font-size-asian="8pt"/>
    </style:style>
    <style:style style:name="P5" style:parent-style-name="Textbody" style:family="paragraph">
      <style:text-properties fo:font-size="8pt" style:font-size-asian="8pt"/>
    </style:style>
    <style:style style:name="P6" style:parent-style-name="Textbody" style:family="paragraph">
      <style:text-properties fo:font-size="8pt" style:font-size-asian="8pt"/>
    </style:style>
    <style:style style:name="P7" style:parent-style-name="Textbody" style:family="paragraph">
      <style:text-properties fo:font-size="8pt" style:font-size-asian="8pt"/>
    </style:style>
    <style:style style:name="P8" style:parent-style-name="Textbody" style:family="paragraph">
      <style:text-properties fo:font-size="8pt" style:font-size-asian="8pt"/>
    </style:style>
    <style:style style:name="P9" style:parent-style-name="Textbody" style:family="paragraph">
      <style:text-properties fo:font-size="8pt" style:font-size-asian="8pt"/>
    </style:style>
    <style:style style:name="P10" style:parent-style-name="Textbody" style:family="paragraph">
      <style:text-properties fo:font-size="8pt" style:font-size-asian="8pt"/>
    </style:style>
    <style:style style:name="P11" style:parent-style-name="Textbody" style:family="paragraph">
      <style:text-properties fo:font-size="8pt" style:font-size-asian="8pt"/>
    </style:style>
    <style:style style:name="P12" style:parent-style-name="Textbody" style:family="paragraph">
      <style:text-properties fo:font-size="8pt" style:font-size-asian="8pt"/>
    </style:style>
    <style:style style:name="P13" style:parent-style-name="Textbody" style:family="paragraph">
      <style:text-properties fo:font-size="8pt" style:font-size-asian="8pt"/>
    </style:style>
    <style:style style:name="P14" style:parent-style-name="Textbody" style:family="paragraph">
      <style:text-properties fo:font-size="8pt" style:font-size-asian="8pt"/>
    </style:style>
    <style:style style:name="P15" style:parent-style-name="Textbody" style:family="paragraph">
      <style:text-properties fo:font-size="8pt" style:font-size-asian="8pt"/>
    </style:style>
    <style:style style:name="P16" style:parent-style-name="Textbody" style:family="paragraph">
      <style:text-properties fo:font-size="8pt" style:font-size-asian="8pt"/>
    </style:style>
    <style:style style:name="P17" style:parent-style-name="Textbody" style:family="paragraph">
      <style:text-properties fo:font-size="8pt" style:font-size-asian="8pt"/>
    </style:style>
    <style:style style:name="P18" style:parent-style-name="Textbody" style:family="paragraph">
      <style:text-properties fo:font-size="8pt" style:font-size-asian="8pt"/>
    </style:style>
    <style:style style:name="P19" style:parent-style-name="Textbody" style:family="paragraph">
      <style:text-properties fo:font-size="8pt" style:font-size-asian="8pt"/>
    </style:style>
    <style:style style:name="P20" style:parent-style-name="Textbody" style:family="paragraph">
      <style:text-properties fo:font-size="8pt" style:font-size-asian="8pt"/>
    </style:style>
    <style:style style:name="P21" style:parent-style-name="Textbody" style:family="paragraph">
      <style:text-properties fo:font-size="8pt" style:font-size-asian="8pt"/>
    </style:style>
    <style:style style:name="P22" style:parent-style-name="Textbody" style:family="paragraph">
      <style:text-properties fo:font-size="8pt" style:font-size-asian="8pt"/>
    </style:style>
    <style:style style:name="P23" style:parent-style-name="Textbody" style:family="paragraph">
      <style:paragraph-properties fo:margin-left="0.4923in">
        <style:tab-stops/>
      </style:paragraph-properties>
      <style:text-properties fo:font-size="8pt" style:font-size-asian="8pt"/>
    </style:style>
    <style:style style:name="P24" style:parent-style-name="Textbody" style:family="paragraph">
      <style:text-properties fo:font-size="8pt" style:font-size-asian="8pt"/>
    </style:style>
    <style:style style:name="P25" style:parent-style-name="Textbody" style:family="paragraph">
      <style:text-properties fo:font-size="8pt" style:font-size-asian="8pt"/>
    </style:style>
    <style:style style:name="P26" style:parent-style-name="Heading1" style:family="paragraph">
      <style:text-properties fo:font-size="10pt" style:font-size-asian="10pt" style:text-underline-type="single" style:text-underline-style="solid" style:text-underline-width="auto" style:text-underline-mode="continuous"/>
    </style:style>
    <style:style style:name="P27" style:parent-style-name="Textbody" style:family="paragraph">
      <style:text-properties fo:font-size="8pt" style:font-size-asian="8pt"/>
    </style:style>
    <style:style style:name="P28" style:parent-style-name="Textbody" style:family="paragraph">
      <style:text-properties fo:font-size="8pt" style:font-size-asian="8pt"/>
    </style:style>
    <style:style style:name="P29" style:parent-style-name="Textbody" style:family="paragraph">
      <style:text-properties fo:font-size="8pt" style:font-size-asian="8pt"/>
    </style:style>
    <style:style style:name="P30" style:parent-style-name="Textbody" style:family="paragraph">
      <style:paragraph-properties fo:margin-left="0.4923in">
        <style:tab-stops/>
      </style:paragraph-properties>
      <style:text-properties fo:font-size="8pt" style:font-size-asian="8pt"/>
    </style:style>
    <style:style style:name="P31" style:parent-style-name="NoSpacing" style:family="paragraph">
      <style:paragraph-properties fo:margin-bottom="0.0972in"/>
      <style:text-properties style:font-name="Liberation Serif" fo:font-size="8pt" style:font-size-asian="8pt" style:font-size-complex="12pt"/>
    </style:style>
    <style:style style:name="P32" style:parent-style-name="NoSpacing" style:family="paragraph">
      <style:paragraph-properties fo:margin-bottom="0.0972in" fo:margin-left="0.5in">
        <style:tab-stops/>
      </style:paragraph-properties>
      <style:text-properties style:font-name="Liberation Serif" fo:font-size="8pt" style:font-size-asian="8pt" style:font-size-complex="12pt"/>
    </style:style>
    <style:style style:name="P33" style:parent-style-name="NoSpacing" style:family="paragraph">
      <style:paragraph-properties fo:margin-bottom="0.0972in"/>
      <style:text-properties style:font-name="Liberation Serif" fo:font-size="8pt" style:font-size-asian="8pt" style:font-size-complex="12pt"/>
    </style:style>
    <style:style style:name="P34" style:parent-style-name="NoSpacing" style:family="paragraph">
      <style:paragraph-properties fo:margin-bottom="0.0972in" fo:margin-left="0.5in">
        <style:tab-stops/>
      </style:paragraph-properties>
      <style:text-properties style:font-name="Liberation Serif" fo:font-size="8pt" style:font-size-asian="8pt" style:font-size-complex="12pt"/>
    </style:style>
    <style:style style:name="P35" style:parent-style-name="Normal" style:family="paragraph">
      <style:paragraph-properties fo:margin-bottom="0.0972in"/>
    </style:style>
    <style:style style:name="T36" style:parent-style-name="DefaultParagraphFont" style:family="text">
      <style:text-properties fo:font-size="8pt" style:font-size-asian="8pt"/>
    </style:style>
    <style:style style:name="P37" style:parent-style-name="NoSpacing" style:family="paragraph">
      <style:paragraph-properties fo:margin-bottom="0.0972in" fo:margin-left="0.5in">
        <style:tab-stops/>
      </style:paragraph-properties>
      <style:text-properties style:font-name="Liberation Serif" fo:font-size="8pt" style:font-size-asian="8pt" style:font-size-complex="12pt"/>
    </style:style>
    <style:style style:name="P38" style:parent-style-name="NoSpacing" style:family="paragraph">
      <style:paragraph-properties fo:margin-bottom="0.0972in" fo:margin-left="0.5in">
        <style:tab-stops/>
      </style:paragraph-properties>
      <style:text-properties style:font-name="Liberation Serif" fo:font-size="8pt" style:font-size-asian="8pt" style:font-size-complex="12pt"/>
    </style:style>
    <style:style style:name="P39" style:parent-style-name="NoSpacing" style:family="paragraph">
      <style:paragraph-properties fo:margin-bottom="0.0972in"/>
      <style:text-properties style:font-name="Liberation Serif" fo:font-size="8pt" style:font-size-asian="8pt" style:font-size-complex="12pt"/>
    </style:style>
    <style:style style:name="P40" style:parent-style-name="NoSpacing" style:family="paragraph">
      <style:paragraph-properties fo:break-before="page" fo:margin-bottom="0.0972in"/>
      <style:text-properties style:font-name="Liberation Serif" fo:font-size="8pt" style:font-size-asian="8pt" style:font-size-complex="12pt"/>
    </style:style>
    <style:style style:name="P41" style:parent-style-name="NoSpacing" style:family="paragraph">
      <style:paragraph-properties fo:margin-bottom="0.0972in"/>
      <style:text-properties style:font-name="Liberation Serif" fo:font-size="8pt" style:font-size-asian="8pt" style:font-size-complex="12pt"/>
    </style:style>
    <style:style style:name="P42" style:parent-style-name="NoSpacing" style:family="paragraph">
      <style:paragraph-properties fo:margin-bottom="0.0972in"/>
      <style:text-properties style:font-name="Liberation Serif" fo:font-size="8pt" style:font-size-asian="8pt" style:font-size-complex="12pt"/>
    </style:style>
    <style:style style:name="P43" style:parent-style-name="NoSpacing" style:family="paragraph">
      <style:paragraph-properties fo:margin-bottom="0.0972in"/>
      <style:text-properties style:font-name="Liberation Serif" fo:font-size="8pt" style:font-size-asian="8pt" style:font-size-complex="12pt"/>
    </style:style>
    <style:style style:name="P44" style:parent-style-name="NoSpacing" style:family="paragraph">
      <style:paragraph-properties fo:margin-bottom="0.0972in"/>
      <style:text-properties style:font-name="Liberation Serif" fo:font-size="8pt" style:font-size-asian="8pt" style:font-size-complex="12pt"/>
    </style:style>
    <style:style style:name="P45" style:parent-style-name="NoSpacing" style:family="paragraph">
      <style:paragraph-properties fo:margin-bottom="0.0972in"/>
      <style:text-properties style:font-name="Liberation Serif" fo:font-size="8pt" style:font-size-asian="8pt" style:font-size-complex="12pt"/>
    </style:style>
    <style:style style:name="P46" style:parent-style-name="NoSpacing" style:family="paragraph">
      <style:paragraph-properties fo:margin-bottom="0.0972in"/>
      <style:text-properties style:font-name="Liberation Serif" fo:font-size="8pt" style:font-size-asian="8pt" style:font-size-complex="12pt"/>
    </style:style>
    <style:style style:name="P47" style:parent-style-name="NoSpacing" style:family="paragraph">
      <style:paragraph-properties fo:margin-bottom="0.0972in"/>
      <style:text-properties style:font-name="Liberation Serif" fo:font-size="8pt" style:font-size-asian="8pt" style:font-size-complex="12pt"/>
    </style:style>
    <style:style style:name="P48" style:parent-style-name="NoSpacing" style:family="paragraph">
      <style:paragraph-properties fo:margin-bottom="0.0972in"/>
      <style:text-properties style:font-name="Liberation Serif" fo:font-size="8pt" style:font-size-asian="8pt" style:font-size-complex="12pt"/>
    </style:style>
    <style:style style:name="P49" style:parent-style-name="NoSpacing" style:family="paragraph">
      <style:paragraph-properties fo:margin-bottom="0.0972in"/>
      <style:text-properties style:font-name="Liberation Serif" fo:font-size="8pt" style:font-size-asian="8pt" style:font-size-complex="12pt"/>
    </style:style>
    <style:style style:name="P50" style:parent-style-name="Heading1" style:family="paragraph">
      <style:text-properties fo:font-size="10pt" style:font-size-asian="10pt" style:text-underline-type="single" style:text-underline-style="solid" style:text-underline-width="auto" style:text-underline-mode="continuous"/>
    </style:style>
    <style:style style:name="P51" style:parent-style-name="NoSpacing" style:family="paragraph">
      <style:paragraph-properties fo:margin-bottom="0.0972in"/>
      <style:text-properties style:font-name="Liberation Serif" fo:font-size="8pt" style:font-size-asian="8pt"/>
    </style:style>
    <style:style style:name="P52" style:parent-style-name="NoSpacing" style:family="paragraph">
      <style:paragraph-properties fo:margin-bottom="0.0972in" fo:margin-left="0.5in">
        <style:tab-stops/>
      </style:paragraph-properties>
      <style:text-properties style:font-name="Liberation Serif" fo:font-size="8pt" style:font-size-asian="8pt"/>
    </style:style>
    <style:style style:name="P53" style:parent-style-name="NoSpacing" style:family="paragraph">
      <style:paragraph-properties fo:margin-bottom="0.0972in" fo:margin-left="0.5in">
        <style:tab-stops/>
      </style:paragraph-properties>
      <style:text-properties style:font-name="Liberation Serif" fo:font-size="8pt" style:font-size-asian="8pt"/>
    </style:style>
    <style:style style:name="P54" style:parent-style-name="NoSpacing" style:family="paragraph">
      <style:paragraph-properties fo:margin-bottom="0.0972in" fo:margin-left="0.5in">
        <style:tab-stops/>
      </style:paragraph-properties>
      <style:text-properties style:font-name="Liberation Serif" fo:font-size="8pt" style:font-size-asian="8pt"/>
    </style:style>
    <style:style style:name="P55" style:parent-style-name="NoSpacing" style:family="paragraph">
      <style:paragraph-properties fo:margin-bottom="0.0972in"/>
      <style:text-properties style:font-name="Liberation Serif" fo:font-size="8pt" style:font-size-asian="8pt"/>
    </style:style>
    <style:style style:name="P56" style:parent-style-name="NoSpacing" style:family="paragraph">
      <style:paragraph-properties fo:margin-bottom="0.0972in" fo:margin-left="0.5in">
        <style:tab-stops/>
      </style:paragraph-properties>
      <style:text-properties style:font-name="Liberation Serif" fo:font-size="8pt" style:font-size-asian="8pt"/>
    </style:style>
    <style:style style:name="P57" style:parent-style-name="NoSpacing" style:family="paragraph">
      <style:paragraph-properties fo:margin-bottom="0.0972in" fo:margin-left="0.5in">
        <style:tab-stops/>
      </style:paragraph-properties>
      <style:text-properties style:font-name="Liberation Serif" fo:font-size="8pt" style:font-size-asian="8pt"/>
    </style:style>
    <style:style style:name="P58" style:parent-style-name="NoSpacing" style:family="paragraph">
      <style:paragraph-properties fo:margin-bottom="0.0972in" fo:margin-left="0.5in">
        <style:tab-stops/>
      </style:paragraph-properties>
      <style:text-properties style:font-name="Liberation Serif" fo:font-size="8pt" style:font-size-asian="8pt"/>
    </style:style>
    <style:style style:name="P59" style:parent-style-name="NoSpacing" style:family="paragraph">
      <style:paragraph-properties fo:margin-bottom="0.0972in"/>
      <style:text-properties style:font-name="Liberation Serif" fo:font-size="8pt" style:font-size-asian="8pt"/>
    </style:style>
    <style:style style:name="P60" style:parent-style-name="NoSpacing" style:family="paragraph">
      <style:paragraph-properties fo:margin-bottom="0.0972in" fo:margin-left="0.5in">
        <style:tab-stops/>
      </style:paragraph-properties>
      <style:text-properties style:font-name="Liberation Serif" fo:font-size="8pt" style:font-size-asian="8pt"/>
    </style:style>
    <style:style style:name="P61" style:parent-style-name="NoSpacing" style:family="paragraph">
      <style:paragraph-properties fo:margin-bottom="0.0972in" fo:margin-left="0.5in">
        <style:tab-stops/>
      </style:paragraph-properties>
      <style:text-properties style:font-name="Liberation Serif" fo:font-size="8pt" style:font-size-asian="8pt"/>
    </style:style>
    <style:style style:name="P62" style:parent-style-name="NoSpacing" style:family="paragraph">
      <style:paragraph-properties fo:margin-bottom="0.0972in" fo:margin-left="0.5in">
        <style:tab-stops/>
      </style:paragraph-properties>
      <style:text-properties style:font-name="Liberation Serif" fo:font-size="8pt" style:font-size-asian="8pt"/>
    </style:style>
    <style:style style:name="P63" style:parent-style-name="NoSpacing" style:family="paragraph">
      <style:paragraph-properties fo:margin-bottom="0.0972in"/>
      <style:text-properties style:font-name="Liberation Serif" fo:font-size="8pt" style:font-size-asian="8pt"/>
    </style:style>
    <style:style style:name="P64" style:parent-style-name="NoSpacing" style:family="paragraph">
      <style:paragraph-properties fo:margin-bottom="0.0972in" fo:margin-left="0.5in">
        <style:tab-stops/>
      </style:paragraph-properties>
      <style:text-properties style:font-name="Liberation Serif" fo:font-size="8pt" style:font-size-asian="8pt"/>
    </style:style>
    <style:style style:name="P65" style:parent-style-name="NoSpacing" style:family="paragraph">
      <style:paragraph-properties fo:margin-bottom="0.0972in" fo:margin-left="0.5in">
        <style:tab-stops/>
      </style:paragraph-properties>
      <style:text-properties style:font-name="Liberation Serif" fo:font-size="8pt" style:font-size-asian="8pt"/>
    </style:style>
    <style:style style:name="P66" style:parent-style-name="NoSpacing" style:family="paragraph">
      <style:paragraph-properties fo:text-align="justify" fo:margin-bottom="0.0972in" fo:margin-left="0.5in">
        <style:tab-stops/>
      </style:paragraph-properties>
      <style:text-properties style:font-name="Liberation Serif" fo:font-size="8pt" style:font-size-asian="8pt"/>
    </style:style>
    <style:style style:name="P67" style:parent-style-name="NoSpacing" style:family="paragraph">
      <style:paragraph-properties fo:text-align="justify" fo:margin-bottom="0.0972in"/>
      <style:text-properties style:font-name="Liberation Serif" fo:font-size="8pt" style:font-size-asian="8pt"/>
    </style:style>
    <style:style style:name="P68" style:parent-style-name="NoSpacing" style:family="paragraph">
      <style:paragraph-properties fo:text-align="justify" fo:margin-bottom="0.0972in"/>
      <style:text-properties style:font-name="Liberation Serif" fo:font-size="8pt" style:font-size-asian="8pt"/>
    </style:style>
    <style:style style:name="P69" style:parent-style-name="NoSpacing" style:family="paragraph">
      <style:paragraph-properties fo:text-align="justify" fo:margin-bottom="0.0972in"/>
      <style:text-properties style:font-name="Liberation Serif" fo:font-size="8pt" style:font-size-asian="8pt"/>
    </style:style>
    <style:style style:name="P70" style:parent-style-name="NoSpacing" style:family="paragraph">
      <style:paragraph-properties fo:text-align="justify" fo:margin-bottom="0.0972in"/>
      <style:text-properties style:font-name="Liberation Serif" fo:font-size="8pt" style:font-size-asian="8pt"/>
    </style:style>
    <style:style style:name="P71" style:parent-style-name="NoSpacing" style:family="paragraph">
      <style:paragraph-properties fo:text-align="justify" fo:margin-bottom="0.0972in"/>
      <style:text-properties style:font-name="Liberation Serif" fo:font-size="8pt" style:font-size-asian="8pt"/>
    </style:style>
    <style:style style:name="P72" style:parent-style-name="NoSpacing" style:family="paragraph">
      <style:paragraph-properties fo:text-align="justify" fo:margin-bottom="0.0972in"/>
      <style:text-properties style:font-name="Liberation Serif" fo:font-size="8pt" style:font-size-asian="8pt"/>
    </style:style>
    <style:style style:name="P73" style:parent-style-name="NoSpacing" style:family="paragraph">
      <style:paragraph-properties fo:text-align="justify" fo:margin-bottom="0.0972in"/>
      <style:text-properties style:font-name="Liberation Serif" fo:font-size="8pt" style:font-size-asian="8pt"/>
    </style:style>
    <style:style style:name="P74" style:parent-style-name="NoSpacing" style:family="paragraph">
      <style:paragraph-properties fo:text-align="justify" fo:margin-bottom="0.0972in"/>
      <style:text-properties style:font-name="Liberation Serif" fo:font-size="8pt" style:font-size-asian="8pt"/>
    </style:style>
    <style:style style:name="P75" style:parent-style-name="NoSpacing" style:family="paragraph">
      <style:paragraph-properties fo:text-align="justify" fo:margin-bottom="0.0972in"/>
      <style:text-properties style:font-name="Liberation Serif" fo:font-size="8pt" style:font-size-asian="8pt"/>
    </style:style>
    <style:style style:name="P76" style:parent-style-name="NoSpacing" style:family="paragraph">
      <style:paragraph-properties fo:text-align="justify" fo:margin-bottom="0.0972in"/>
      <style:text-properties style:font-name="Liberation Serif" fo:font-size="8pt" style:font-size-asian="8pt"/>
    </style:style>
  </office:automatic-styles>
  <office:body>
    <office:text text:use-soft-page-breaks="true">
      <text:p text:style-name="P1">Design Rationale<text:s/>Document</text:p>
      <text:h text:style-name="P2" text:outline-level="1"/>
      <text:p text:style-name="Textbody">In response to the comments made about our design, we removed the Observable list interface as our front-end design was too closely coupled to the back-end design. In replacement, we have decoupled our design so that instead changelisteners will instead request a set of type Stock to be updated by. In our IGUI original design, we had only one method that would update our price per share value, but instead the interface now has signatures for every<text:s/>window that’s available. Each window within the GUI has its own class with its own action listeners and specific methods. In essence, this was a much better design than keeping all windows within the GUI, as it would have been overwhelming for one class to hold.<text:s/></text:p>
      <text:p text:style-name="Textbody">As a team we decided that it would be better appropriate to maintain our list of stocks as a set, in which every item must be unique. Each stock within a folio must be unique, if for example we were to purchase stock in apple, and then later purchase stop, it should update our current stock rather than creating a new entry into the table.<text:s/></text:p>
      <text:p text:style-name="Textbody">We have also updated our ‘update’ method to better accommodate our MVC design. Update will now take List of type IStock, and name to specify the tab. This change is a lot better in our new design as we can update all Stock fields from this method.<text:s/></text:p>
      <text:p text:style-name="Textbody">Our controller refers to all the action listeners in our design, in which based on the event will call the appropriate class to bring up the correct window.<text:s/></text:p>
      <text:p text:style-name="Textbody">Another design change was our link to strathQuoteServer. In order to produce a design that would update the stock values automatically, we have created a class called refreshStock, in which within it we have a thread using the executor service that can call an instance of StrathQuoteServer method to return the stock value every 5 seconds. With this design, we can also check the change of the value within this class, in order to see whether the stock value has increased / decreased. Within this design, we have left all the stock.</text:p>
      <text:p text:style-name="Textbody">Within the Folio class, we have changed how we add and sell stocks. We will now add Stocks<text:s/>through Folio, but are then immediately updated through refreshStock to update the price per share. We have also added the totalHolding method to return the total holding.<text:s/></text:p>
      <text:p text:style-name="Textbody">FolioTracker has also received changes. Our original design was changed to create a text file per folio, in which the text file writes a csv with each parameter of stock, and a new line per stock.<text:s/></text:p>
      <text:p text:style-name="Textbody">Overall, we feel this design is better decoupled and suited<text:s/>for the project, we have kept the back-end design similar to our original but have made improved changes to the MVC structure.<text:s/></text:p>
      <text:soft-page-break/>
      <text:h text:style-name="P3" text:outline-level="1">IStock</text:h>
      <text:p text:style-name="P4">public String getTickerSymbol()</text:p>
      <text:p text:style-name="P5"><text:tab/>Effects: Returns this.tickerSymbol.</text:p>
      <text:p text:style-name="P6">public double getPricePerShare()</text:p>
      <text:p text:style-name="P7"><text:tab/>Effects: Returns the value of this.pricePerShare</text:p>
      <text:p text:style-name="P8">public boolean setPricePerShare(double pps)</text:p>
      <text:p text:style-name="P9"><text:tab/>Requires: pps &gt; 0</text:p>
      <text:p text:style-name="P10"><text:tab/>Modifies: this</text:p>
      <text:p text:style-name="P11"><text:tab/>Effects: Sets the value of this.pricePerShare to pps and returns true if this changed as a result.</text:p>
      <text:p text:style-name="P12">public int getNumShares()</text:p>
      <text:p text:style-name="P13"><text:tab/>Effects: Returns the value of this.numShares</text:p>
      <text:p text:style-name="P14">public boolean setNumShares(boolean numshares)</text:p>
      <text:p text:style-name="P15"><text:tab/>Requires: numShares &gt;= 0</text:p>
      <text:p text:style-name="P16"><text:tab/>Modifies: this</text:p>
      <text:p text:style-name="P17"><text:tab/>Effects: Sets this.numShares to num and returns true if this changed as a result.</text:p>
      <text:p text:style-name="P18"><text:s/>public double getValue()</text:p>
      <text:p text:style-name="P19"><text:tab/>Modifies: this</text:p>
      <text:p text:style-name="P20"><text:tab/>Effects: Sets this.holding to the ofproduct of this.pricePerShare and this.numShares and returns this.holding</text:p>
      <text:p text:style-name="P21">private boolean setChange(boolean change)</text:p>
      <text:p text:style-name="P22"><text:tab/>Modifies: this</text:p>
      <text:p text:style-name="P23">Effects: Sets this.change to change and returns chnage</text:p>
      <text:p text:style-name="P24">public boolean getChange()</text:p>
      <text:p text:style-name="P25"><text:tab/>Effects: Returns this.change</text:p>
      <text:h text:style-name="P26" text:outline-level="1">IFolio</text:h>
      <text:p text:style-name="P27">public boolean<text:s/>addStock(String name, String tickerSymbol, double pricePerShare, int numShares)</text:p>
      <text:p text:style-name="P28"><text:tab/>Requires: this.name != null, tickerSymbol != null, pricePerShare &gt;= 0.00, numShares &gt;= 0</text:p>
      <text:p text:style-name="P29"><text:tab/>Modifies: this</text:p>
      <text:p text:style-name="P30">Effects: Creates a new instance of Stock, passing the parameters to the constructor of Stock and adding it to this.stocks, returns true if this changed as a result, else returns false.</text:p>
      <text:p text:style-name="P31">public double totalHolding ()</text:p>
      <text:p text:style-name="P32">Effects: Returns the sum for s.getVlaue() where s is a Stock in this.stocks, for all Stock in this.stocks</text:p>
      <text:p text:style-name="P33">public Set&lt;Stock&gt; getStocks ()</text:p>
      <text:p text:style-name="P34">Effects: Returns this.stocks</text:p>
      <text:p text:style-name="P35"><text:span text:style-name="T36">public Stock getStock (String tickerSymbol)</text:span></text:p>
      <text:p text:style-name="P37">Requires: tickerSymbol != null</text:p>
      <text:p text:style-name="P38">Effects: Returns the Stock with the specified tickerSymbol if one exists in this, else returns null</text:p>
      <text:p text:style-name="P39"/>
      <text:soft-page-break/>
      <text:p text:style-name="P40">public boolean buyStock(String tickerSymbol, int amount)</text:p>
      <text:p text:style-name="P41"><text:tab/>Requires: tickerSymbol != null</text:p>
      <text:p text:style-name="P42"><text:tab/>Modifies: this</text:p>
      <text:p text:style-name="P43"><text:tab/>Effects: <text:s/>Increases numShares of a Stock in this.stocks with the specified tickerSymbol by amount and returns true if this changed as a<text:s/><text:tab/>result, else returns false. If a<text:s/>Stock does not exist in this with the specified tickerSymbol, returns false.</text:p>
      <text:p text:style-name="P44">public boolean sellStock(String tickerSymbol, int amount)</text:p>
      <text:p text:style-name="P45"><text:tab/>Requires: tickerSymbol != null</text:p>
      <text:p text:style-name="P46"><text:tab/>Modifies: this</text:p>
      <text:p text:style-name="P47"><text:tab/>Effects: Decreases numShares of a Stock in this.stocks with the specified tickerSymbol by amount and returns true if this changed as a<text:s/><text:tab/>result, else returns false. If a Stock does not exist in this with the specified tickerSymbol, returns false</text:p>
      <text:p text:style-name="P48">public String getName()</text:p>
      <text:p text:style-name="P49"><text:tab/>Effects: Returns this.name</text:p>
      <text:h text:style-name="P50" text:outline-level="1">IFolioTracker</text:h>
      <text:p text:style-name="P51">public boolean<text:s/>createFolio (String name)</text:p>
      <text:p text:style-name="P52">Requires: name != null</text:p>
      <text:p text:style-name="P53">Modifies: this</text:p>
      <text:p text:style-name="P54">Effects: Adds a new Folio with the specified name to this and returns true if this changed as a result, else returns false</text:p>
      <text:p text:style-name="P55">public Folio openFolio (String name)</text:p>
      <text:p text:style-name="P56">Requires: name != null</text:p>
      <text:p text:style-name="P57">Modifies: this</text:p>
      <text:p text:style-name="P58">Effects: Creates a new Folio and constructs it with the data for Stocks detailed in a relevant text file, if one exists. Adds the Folio to this and return the Folio, else returns null</text:p>
      <text:p text:style-name="P59">public boolean saveFolio (String name)</text:p>
      <text:p text:style-name="P60">Requires: name != null</text:p>
      <text:p text:style-name="P61">Modifies: this</text:p>
      <text:p text:style-name="P62">Effects: If a Folio with the specified name exists in this, returns true if a text file is created and the data from the Folio specified by name is written to it, else returns false.</text:p>
      <text:p text:style-name="P63">public boolean deleteFolio (String name)</text:p>
      <text:p text:style-name="P64">Requires: name !=<text:s/>null</text:p>
      <text:p text:style-name="P65">Modifies: this</text:p>
      <text:p text:style-name="P66">Effects: Removes a Folio with the specified name form this if a Folio with the specified name exists in this, and removes the corresponding file in the filesystem if it exists and returns true if this changed as a result, else returns<text:s/>false.</text:p>
      <text:p text:style-name="P67">public Folio getFolio(String name)</text:p>
      <text:p text:style-name="P68"><text:tab/>Requires: name != null</text:p>
      <text:p text:style-name="P69"><text:tab/>Effects: Returns a Folio with the specified name if tit exists in this, else returns null</text:p>
      <text:p text:style-name="P70">public Folio getFolios()</text:p>
      <text:p text:style-name="P71"><text:tab/>Effects: Returns a Set of the Folios that exist in this</text:p>
      <text:p text:style-name="P72">public boolean closeFolio(String name)</text:p>
      <text:p text:style-name="P73"><text:tab/>Requires: name != null</text:p>
      <text:p text:style-name="P74"><text:tab/>Modifies: this</text:p>
      <text:p text:style-name="P75"><text:tab/>Effects: Removes a Folio with the specified name from this if a Folio with the specified name exists in this, and returns true if this changed<text:s/><text:tab/>as a result</text:p>
      <text:p text:style-name="P7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wiss"/>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Liberation Sans"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itle" style:display-name="Titl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Header" style:display-name="Head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NoSpacing" style:display-name="No Spacing" style:family="paragraph">
      <style:paragraph-properties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office:automatic-styles>
  <office:master-styles>
    <style:master-page style:name="MP0" style:page-layout-name="PL0">
      <style:header>
        <text:p text:style-name="Header">Kyle Lawson<text:tab/>CS308- Folio Tracker<text:tab/>Group T12</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Jack Bowden</dc:creator>
    <meta:creation-date>2018-11-27T13:35:00Z</meta:creation-date>
    <dc:date>2018-11-27T23:13:00Z</dc:date>
    <meta:template xlink:href="Normal.dotm" xlink:type="simple"/>
    <meta:editing-cycles>8</meta:editing-cycles>
    <meta:editing-duration>PT3720S</meta:editing-duration>
    <meta:document-statistic meta:page-count="3" meta:paragraph-count="13" meta:word-count="989" meta:character-count="6616" meta:row-count="47" meta:non-whitespace-character-count="5640"/>
  </office:meta>
</office:document-meta>
</file>